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4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="0.06pt solid #000000"/>
    </style:style>
    <style:style style:name="ce8" style:family="table-cell" style:parent-style-name="Default" style:data-style-name="N10107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0107">
      <style:table-cell-properties fo:border="0.06pt solid #000000"/>
    </style:style>
    <style:style style:name="ce11" style:family="table-cell" style:parent-style-name="Default" style:data-style-name="N10107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Limiter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4" table:default-cell-style-name="ce3"/>
        <table:table-column table:style-name="co2" table:number-columns-repeated="6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5" table:number-columns-repeated="2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5" table:number-columns-repeated="2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09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7">
          <table:table-cell/>
          <table:table-cell table:style-name="ce5" table:number-columns-repeated="2"/>
          <table:table-cell table:number-columns-repeated="1021"/>
        </table:table-row>
        <table:table-row table:style-name="ro2" table:number-rows-repeated="16">
          <table:table-cell/>
          <table:table-cell table:style-name="ce5"/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rupter" table:style-name="ta1" table:print-ranges="Interrupter.H18:Interrupter.H18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4" table:default-cell-style-name="ce3"/>
        <table:table-column table:style-name="co2" table:number-columns-repeated="6" table:default-cell-style-name="ce3"/>
        <table:table-column table:style-name="co5" table:number-columns-repeated="1009" table:default-cell-style-name="ce3"/>
        <table:table-row table:style-name="ro3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1-4</text:p>
          </table:table-cell>
          <table:table-cell table:style-name="ce2" office:value-type="string" calcext:value-type="string">
            <text:p>330R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D1,D6,D7</text:p>
          </table:table-cell>
          <table:table-cell table:style-name="ce2" office:value-type="string" calcext:value-type="string">
            <text:p>1N4148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150206" calcext:value-type="float">
            <text:p>8150206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5" calcext:value-type="float">
            <text:p>5,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5-8,R10</text:p>
          </table:table-cell>
          <table:table-cell table:style-name="ce2" office:value-type="string" calcext:value-type="string">
            <text:p>1k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D2,D3</text:p>
          </table:table-cell>
          <table:table-cell table:style-name="ce2" office:value-type="string" calcext:value-type="string">
            <text:p>1N5819</text:p>
          </table:table-cell>
          <table:table-cell table:style-name="ce4" office:value-type="string" calcext:value-type="string">
            <text:p>Thru Ho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29304" calcext:value-type="float">
            <text:p>7429304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20k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D4,D5</text:p>
          </table:table-cell>
          <table:table-cell table:style-name="ce2" office:value-type="string" calcext:value-type="string">
            <text:p>1N5337</text:p>
          </table:table-cell>
          <table:table-cell table:style-name="ce4" office:value-type="string" calcext:value-type="string">
            <text:p>Thru Ho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557946" calcext:value-type="float">
            <text:p>9557946</text:p>
          </table:table-cell>
          <table:table-cell table:style-name="ce7" office:value-type="float" office:value="3.08" calcext:value-type="float">
            <text:p>3,08</text:p>
          </table:table-cell>
          <table:table-cell table:style-name="ce7" office:value-type="float" office:value="6.16" calcext:value-type="float">
            <text:p>6,1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11</text:p>
          </table:table-cell>
          <table:table-cell table:style-name="ce4" office:value-type="string" calcext:value-type="string">
            <text:p>10R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11.16" calcext:value-type="currency">
            <text:p>kr 11,16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5" table:number-columns-repeated="2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C1,C5-10,C12,C13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2"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U1,U8</text:p>
          </table:table-cell>
          <table:table-cell table:style-name="ce2" office:value-type="string" calcext:value-type="string">
            <text:p>74HC14</text:p>
          </table:table-cell>
          <table:table-cell table:style-name="ce4" office:value-type="string" calcext:value-type="string">
            <text:p>SOIC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07772" calcext:value-type="float">
            <text:p>1607772</text:p>
          </table:table-cell>
          <table:table-cell table:style-name="ce7" office:value-type="float" office:value="1.23" calcext:value-type="float">
            <text:p>1,23</text:p>
          </table:table-cell>
          <table:table-cell table:style-name="ce7" office:value-type="float" office:value="2.46" calcext:value-type="float">
            <text:p>2,46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2nF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08</text:p>
          </table:table-cell>
          <table:table-cell table:style-name="ce4" office:value-type="string" calcext:value-type="string">
            <text:p>SOIC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V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3,C4</text:p>
          </table:table-cell>
          <table:table-cell table:style-name="ce2" office:value-type="string" calcext:value-type="string">
            <text:p>10µF 25V</text:p>
          </table:table-cell>
          <table:table-cell table:style-name="ce4" office:value-type="string" calcext:value-type="string">
            <text:p>1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20887" calcext:value-type="float">
            <text:p>2320887</text:p>
          </table:table-cell>
          <table:table-cell table:style-name="ce7" office:value-type="float" office:value="0.93" calcext:value-type="float">
            <text:p>0,93</text:p>
          </table:table-cell>
          <table:table-cell table:style-name="ce7" office:value-type="float" office:value="1.86" calcext:value-type="float">
            <text:p>1,86</text:p>
          </table:table-cell>
          <table:table-cell/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HC74</text:p>
          </table:table-cell>
          <table:table-cell table:style-name="ce4" office:value-type="string" calcext:value-type="string">
            <text:p>SOIC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67016" calcext:value-type="float">
            <text:p>9667016</text:p>
          </table:table-cell>
          <table:table-cell table:number-columns-repeated="2" table:style-name="ce7" office:value-type="float" office:value="0.95" calcext:value-type="float">
            <text:p>0,95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11,C14</text:p>
          </table:table-cell>
          <table:table-cell table:style-name="ce4" office:value-type="string" calcext:value-type="string">
            <text:p>1µF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U4,U5</text:p>
          </table:table-cell>
          <table:table-cell table:style-name="ce2" office:value-type="string" calcext:value-type="string">
            <text:p>MIC4422YM</text:p>
          </table:table-cell>
          <table:table-cell table:style-name="ce4" office:value-type="string" calcext:value-type="string">
            <text:p>SOIC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17245" calcext:value-type="float">
            <text:p>1517245</text:p>
          </table:table-cell>
          <table:table-cell table:style-name="ce7" office:value-type="float" office:value="13.02" calcext:value-type="float">
            <text:p>13,02</text:p>
          </table:table-cell>
          <table:table-cell table:style-name="ce7" office:value-type="float" office:value="26.04" calcext:value-type="float">
            <text:p>26,0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15,C16</text:p>
          </table:table-cell>
          <table:table-cell table:style-name="ce4" office:value-type="string" calcext:value-type="string">
            <text:p>Lytt.</text:p>
          </table:table-cell>
          <table:table-cell table:style-name="ce4" office:value-type="string" calcext:value-type="string">
            <text:p>Thru Hole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U6,U7</text:p>
          </table:table-cell>
          <table:table-cell table:style-name="ce4" office:value-type="string" calcext:value-type="string">
            <text:p>MODCD207R2M</text:p>
          </table:table-cell>
          <table:table-cell table:style-name="ce2" office:value-type="string" calcext:value-type="string">
            <text:p>SOIC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86672" calcext:value-type="float">
            <text:p>1086672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7.9" calcext:value-type="float">
            <text:p>7,90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1.86" calcext:value-type="currency">
            <text:p>kr 1,86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37.35" calcext:value-type="currency">
            <text:p>kr 37,35</text:p>
          </table:table-cell>
          <table:table-cell table:number-columns-repeated="1009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J1-6</text:p>
          </table:table-cell>
          <table:table-cell table:style-name="ce2" office:value-type="string" calcext:value-type="string">
            <text:p>JST 2-pin</text:p>
          </table:table-cell>
          <table:table-cell table:style-name="ce4" office:value-type="string" calcext:value-type="string">
            <text:p>Thru Hol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V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currency" office:currency="NOK" office:value="1.86" calcext:value-type="currency">
            <text:p>kr 1,8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currency" office:currency="NOK" office:value="11.16" calcext:value-type="currency">
            <text:p>kr 11,1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currency" office:currency="NOK" office:value="37.35" calcext:value-type="currency">
            <text:p>kr 37,3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currency" office:currency="NOK" office:value="50.37" calcext:value-type="currency">
            <text:p>kr 50,37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7">
          <table:table-cell/>
          <table:table-cell table:style-name="ce5" table:number-columns-repeated="2"/>
          <table:table-cell table:number-columns-repeated="1021"/>
        </table:table-row>
        <table:table-row table:style-name="ro2" table:number-rows-repeated="16">
          <table:table-cell/>
          <table:table-cell table:style-name="ce5"/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gangstrinn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4" table:default-cell-style-name="ce3"/>
        <table:table-column table:style-name="co2" table:number-columns-repeated="6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1,R2</text:p>
          </table:table-cell>
          <table:table-cell table:style-name="ce2" office:value-type="string" calcext:value-type="string">
            <text:p>10R</text:p>
          </table:table-cell>
          <table:table-cell table:style-name="ce4" office:value-type="string" calcext:value-type="string">
            <text:p>Thru Ho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V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Q1,Q2</text:p>
          </table:table-cell>
          <table:table-cell table:style-name="ce2" office:value-type="string" calcext:value-type="string">
            <text:p>G4PC50W</text:p>
          </table:table-cell>
          <table:table-cell table:style-name="ce4" office:value-type="string" calcext:value-type="string">
            <text:p>TO-24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650632" calcext:value-type="float">
            <text:p>8650632</text:p>
          </table:table-cell>
          <table:table-cell table:style-name="ce7" office:value-type="float" office:value="54.79" calcext:value-type="float">
            <text:p>54,79</text:p>
          </table:table-cell>
          <table:table-cell table:style-name="ce7" office:value-type="float" office:value="219.16" calcext:value-type="float">
            <text:p>219,16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D5,D6</text:p>
          </table:table-cell>
          <table:table-cell table:style-name="ce2" office:value-type="string" calcext:value-type="string">
            <text:p>15ETX06</text:p>
          </table:table-cell>
          <table:table-cell table:style-name="ce4" office:value-type="string" calcext:value-type="string">
            <text:p>TO-2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656991" calcext:value-type="float">
            <text:p>8656991</text:p>
          </table:table-cell>
          <table:table-cell table:style-name="ce7" office:value-type="float" office:value="18.15" calcext:value-type="float">
            <text:p>18,15</text:p>
          </table:table-cell>
          <table:table-cell table:style-name="ce7" office:value-type="float" office:value="72.6" calcext:value-type="float">
            <text:p>72,6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D1,D2,D3,D4</text:p>
          </table:table-cell>
          <table:table-cell table:style-name="ce2" office:value-type="string" calcext:value-type="string">
            <text:p>1N4744A</text:p>
          </table:table-cell>
          <table:table-cell table:style-name="ce4" office:value-type="string" calcext:value-type="string">
            <text:p>DO-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12369" calcext:value-type="float">
            <text:p>1612369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7.52" calcext:value-type="float">
            <text:p>7,52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D7,D8</text:p>
          </table:table-cell>
          <table:table-cell table:style-name="ce2" office:value-type="string" calcext:value-type="string">
            <text:p>1.5KE400A</text:p>
          </table:table-cell>
          <table:table-cell table:style-name="ce4" office:value-type="string" calcext:value-type="string">
            <text:p>DO-2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ar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299.28" calcext:value-type="currency">
            <text:p>kr 299,2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5" table:number-columns-repeated="2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Kondensatorbank</text:p>
          </table:table-cell>
          <table:table-cell table:style-name="ce2" office:value-type="string" calcext:value-type="string">
            <text:p>22nF, 1.5kV</text:p>
          </table:table-cell>
          <table:table-cell table:style-name="ce4" office:value-type="string" calcext:value-type="string">
            <text:p>Axial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7" office:value-type="float" office:value="7.7" calcext:value-type="float">
            <text:p>7,70</text:p>
          </table:table-cell>
          <table:table-cell table:style-name="ce7" office:value-type="float" office:value="77" calcext:value-type="float">
            <text:p>77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77" calcext:value-type="currency">
            <text:p>kr 77,00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09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JST 4pin</text:p>
          </table:table-cell>
          <table:table-cell table:style-name="ce4" office:value-type="string" calcext:value-type="string">
            <text:p>Thru Ho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V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currency" office:currency="NOK" office:value="77" calcext:value-type="currency">
            <text:p>kr 77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currency" office:currency="NOK" office:value="299.28" calcext:value-type="currency">
            <text:p>kr 299,28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currency" office:currency="NOK" office:value="376.28" calcext:value-type="currency">
            <text:p>kr 376,28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7">
          <table:table-cell/>
          <table:table-cell table:style-name="ce5" table:number-columns-repeated="2"/>
          <table:table-cell table:number-columns-repeated="1021"/>
        </table:table-row>
        <table:table-row table:style-name="ro2" table:number-rows-repeated="16">
          <table:table-cell/>
          <table:table-cell table:style-name="ce5"/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U1" table:style-name="ta1">
        <table:table-column table:style-name="co2" table:number-columns-repeated="15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Likeretterbro</text:p>
          </table:table-cell>
          <table:table-cell table:style-name="ce2"/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ra skuff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5" table:number-columns-repeated="2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2200uF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342176" calcext:value-type="float">
            <text:p>2342176</text:p>
          </table:table-cell>
          <table:table-cell table:number-columns-repeated="2" table:style-name="ce7" office:value-type="float" office:value="254.73" calcext:value-type="float">
            <text:p>254,73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4,7uF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254.73" calcext:value-type="currency">
            <text:p>kr 254,73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09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Automatsikring</text:p>
          </table:table-cell>
          <table:table-cell table:style-name="ce2" office:value-type="string" calcext:value-type="string">
            <text:p>6A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lektromimportøren: G102B06</text:p>
          </table:table-cell>
          <table:table-cell table:number-columns-repeated="2" table:style-name="ce7" office:value-type="float" office:value="137.5" calcext:value-type="float">
            <text:p>137,5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illevariac</text:p>
          </table:table-cell>
          <table:table-cell table:style-name="ce2" office:value-type="string" calcext:value-type="string">
            <text:p>8A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ratel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currency" office:currency="NOK" office:value="254.73" calcext:value-type="currency">
            <text:p>kr 254,7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currency" office:currency="NOK" office:value="137.5" calcext:value-type="currency">
            <text:p>kr 137,5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currency" office:currency="NOK" office:value="392.23" calcext:value-type="currency">
            <text:p>kr 392,23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137.5" calcext:value-type="currency">
            <text:p>kr 137,50</text:p>
          </table:table-cell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U2" table:style-name="ta2">
        <table:table-column table:style-name="co5" table:number-columns-repeated="1024" table:default-cell-style-name="ce3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pot</text:p>
          </table:table-cell>
          <table:table-cell table:style-name="ce2" office:value-type="string" calcext:value-type="string">
            <text:p>50k</text:p>
          </table:table-cell>
          <table:table-cell table:style-name="ce4" office:value-type="string" calcext:value-type="string">
            <text:p>Thru Ho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V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Lm7805</text:p>
          </table:table-cell>
          <table:table-cell table:style-name="ce2"/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V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3k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V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LM317T</text:p>
          </table:table-cell>
          <table:table-cell table:style-name="ce2"/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V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Diodebru</text:p>
          </table:table-cell>
          <table:table-cell table:style-name="ce2" office:value-type="string" calcext:value-type="string">
            <text:p>DF01S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V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299.28" calcext:value-type="currency">
            <text:p>kr 299,2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5" table:number-columns-repeated="2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5" table:number-columns-repeated="2"/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100uF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V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150nF</text:p>
          </table:table-cell>
          <table:table-cell table:style-name="ce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V</text:p>
          </table:table-cell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77" calcext:value-type="currency">
            <text:p>kr 77,00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09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Kontakter</text:p>
          </table:table-cell>
          <table:table-cell table:style-name="ce2" office:value-type="string" calcext:value-type="string">
            <text:p>JST 2pin</text:p>
          </table:table-cell>
          <table:table-cell table:style-name="ce4" office:value-type="string" calcext:value-type="string">
            <text:p>Thru Hol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V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office:value-type="string" calcext:value-type="string">
            <text:p>msoxl:=SUM(J30:J34)</text:p>
          </table:table-cell>
          <table:table-cell table:style-name="ce11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nk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4" table:default-cell-style-name="ce3"/>
        <table:table-column table:style-name="co2" table:number-columns-repeated="6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5" table:number-columns-repeated="2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5" table:number-columns-repeated="2"/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09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currency" office:currency="NOK" office:value="0" calcext:value-type="currency">
            <text:p>kr 0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office:value-type="currency" office:currency="NOK" office:value="0" calcext:value-type="currency">
            <text:p>kr 0,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7">
          <table:table-cell/>
          <table:table-cell table:style-name="ce5" table:number-columns-repeated="2"/>
          <table:table-cell table:number-columns-repeated="1021"/>
        </table:table-row>
        <table:table-row table:style-name="ro2" table:number-rows-repeated="16">
          <table:table-cell/>
          <table:table-cell table:style-name="ce5"/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nb" number:country="NO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107" number:language="nb" number:country="NO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107P0"/>
    </number:currency-style>
    <number:currency-style style:name="N10106" number:language="nb" number:country="NO">
      <number:currency-symbol number:language="nb" number:country="NO">kr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initial-creator>Larsen</meta:initial-creator>
    <meta:creation-date>2014-01-11T17:55:30Z</meta:creation-date>
    <dc:date>2014-02-20T19:28:42.742000000</dc:date>
    <meta:print-date>2014-01-14T16:35:48Z</meta:print-date>
    <meta:editing-cycles>46</meta:editing-cycles>
    <meta:editing-duration>PT33M34S</meta:editing-duration>
    <meta:document-statistic meta:table-count="6" meta:cell-count="834" meta:object-count="0"/>
  </office:meta>
</office:document-meta>
</file>